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1p2" table:style-name="ta1">
        <table:shapes>
          <draw:frame draw:z-index="0" draw:style-name="gr1" draw:text-style-name="P1" svg:width="16.012cm" svg:height="8.995cm" svg:x="6.557cm" svg:y="1.228cm">
            <draw:object draw:notify-on-update-of-ranges="exp1p2.B1:exp1p2.B1 exp1p2.B2:exp1p2.B12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68736" calcext:value-type="float">
            <text:p>1693537068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68833" calcext:value-type="float">
            <text:p>1693537068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68933" calcext:value-type="float">
            <text:p>1693537068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69033" calcext:value-type="float">
            <text:p>1693537069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69133" calcext:value-type="float">
            <text:p>1693537069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69233" calcext:value-type="float">
            <text:p>1693537069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69333" calcext:value-type="float">
            <text:p>1693537069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069433" calcext:value-type="float">
            <text:p>1693537069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69533" calcext:value-type="float">
            <text:p>1693537069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69633" calcext:value-type="float">
            <text:p>1693537069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69733" calcext:value-type="float">
            <text:p>1693537069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69833" calcext:value-type="float">
            <text:p>1693537069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69933" calcext:value-type="float">
            <text:p>1693537069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0033" calcext:value-type="float">
            <text:p>1693537070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0133" calcext:value-type="float">
            <text:p>1693537070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0233" calcext:value-type="float">
            <text:p>1693537070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0333" calcext:value-type="float">
            <text:p>1693537070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0433" calcext:value-type="float">
            <text:p>1693537070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70533" calcext:value-type="float">
            <text:p>1693537070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0633" calcext:value-type="float">
            <text:p>1693537070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70733" calcext:value-type="float">
            <text:p>1693537070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0833" calcext:value-type="float">
            <text:p>1693537070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0933" calcext:value-type="float">
            <text:p>1693537070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1033" calcext:value-type="float">
            <text:p>1693537071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71133" calcext:value-type="float">
            <text:p>1693537071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1233" calcext:value-type="float">
            <text:p>1693537071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71333" calcext:value-type="float">
            <text:p>1693537071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1433" calcext:value-type="float">
            <text:p>1693537071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071533" calcext:value-type="float">
            <text:p>1693537071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071633" calcext:value-type="float">
            <text:p>1693537071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1733" calcext:value-type="float">
            <text:p>1693537071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1833" calcext:value-type="float">
            <text:p>1693537071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71933" calcext:value-type="float">
            <text:p>1693537071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2033" calcext:value-type="float">
            <text:p>1693537072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2133" calcext:value-type="float">
            <text:p>1693537072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2233" calcext:value-type="float">
            <text:p>1693537072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2333" calcext:value-type="float">
            <text:p>1693537072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2433" calcext:value-type="float">
            <text:p>1693537072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2533" calcext:value-type="float">
            <text:p>1693537072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72633" calcext:value-type="float">
            <text:p>1693537072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2733" calcext:value-type="float">
            <text:p>1693537072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72833" calcext:value-type="float">
            <text:p>1693537072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2933" calcext:value-type="float">
            <text:p>1693537072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73033" calcext:value-type="float">
            <text:p>1693537073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3133" calcext:value-type="float">
            <text:p>1693537073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3233" calcext:value-type="float">
            <text:p>1693537073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3333" calcext:value-type="float">
            <text:p>1693537073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73433" calcext:value-type="float">
            <text:p>1693537073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3533" calcext:value-type="float">
            <text:p>1693537073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3633" calcext:value-type="float">
            <text:p>1693537073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3733" calcext:value-type="float">
            <text:p>1693537073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73833" calcext:value-type="float">
            <text:p>1693537073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3933" calcext:value-type="float">
            <text:p>1693537073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4033" calcext:value-type="float">
            <text:p>1693537074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4133" calcext:value-type="float">
            <text:p>1693537074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74233" calcext:value-type="float">
            <text:p>1693537074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4333" calcext:value-type="float">
            <text:p>1693537074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74433" calcext:value-type="float">
            <text:p>1693537074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4533" calcext:value-type="float">
            <text:p>1693537074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4634" calcext:value-type="float">
            <text:p>169353707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4733" calcext:value-type="float">
            <text:p>1693537074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4833" calcext:value-type="float">
            <text:p>1693537074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74933" calcext:value-type="float">
            <text:p>1693537074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5033" calcext:value-type="float">
            <text:p>1693537075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5133" calcext:value-type="float">
            <text:p>1693537075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75233" calcext:value-type="float">
            <text:p>1693537075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75333" calcext:value-type="float">
            <text:p>1693537075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5433" calcext:value-type="float">
            <text:p>1693537075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5533" calcext:value-type="float">
            <text:p>1693537075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75633" calcext:value-type="float">
            <text:p>1693537075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5733" calcext:value-type="float">
            <text:p>1693537075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5833" calcext:value-type="float">
            <text:p>1693537075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5933" calcext:value-type="float">
            <text:p>1693537075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6033" calcext:value-type="float">
            <text:p>1693537076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6133" calcext:value-type="float">
            <text:p>1693537076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6233" calcext:value-type="float">
            <text:p>1693537076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6333" calcext:value-type="float">
            <text:p>1693537076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6433" calcext:value-type="float">
            <text:p>1693537076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76533" calcext:value-type="float">
            <text:p>1693537076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6633" calcext:value-type="float">
            <text:p>1693537076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6733" calcext:value-type="float">
            <text:p>1693537076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6833" calcext:value-type="float">
            <text:p>1693537076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6933" calcext:value-type="float">
            <text:p>1693537076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77033" calcext:value-type="float">
            <text:p>1693537077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7133" calcext:value-type="float">
            <text:p>1693537077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7233" calcext:value-type="float">
            <text:p>1693537077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77333" calcext:value-type="float">
            <text:p>1693537077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7433" calcext:value-type="float">
            <text:p>1693537077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077533" calcext:value-type="float">
            <text:p>1693537077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7633" calcext:value-type="float">
            <text:p>1693537077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77733" calcext:value-type="float">
            <text:p>1693537077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7833" calcext:value-type="float">
            <text:p>1693537077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7933" calcext:value-type="float">
            <text:p>1693537077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8033" calcext:value-type="float">
            <text:p>1693537078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8133" calcext:value-type="float">
            <text:p>1693537078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8233" calcext:value-type="float">
            <text:p>1693537078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78333" calcext:value-type="float">
            <text:p>1693537078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78433" calcext:value-type="float">
            <text:p>1693537078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8533" calcext:value-type="float">
            <text:p>1693537078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8633" calcext:value-type="float">
            <text:p>1693537078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78733" calcext:value-type="float">
            <text:p>1693537078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8833" calcext:value-type="float">
            <text:p>1693537078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78933" calcext:value-type="float">
            <text:p>1693537078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79033" calcext:value-type="float">
            <text:p>1693537079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9133" calcext:value-type="float">
            <text:p>1693537079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79233" calcext:value-type="float">
            <text:p>1693537079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9333" calcext:value-type="float">
            <text:p>1693537079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79433" calcext:value-type="float">
            <text:p>1693537079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9533" calcext:value-type="float">
            <text:p>1693537079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9634" calcext:value-type="float">
            <text:p>169353707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79733" calcext:value-type="float">
            <text:p>1693537079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79833" calcext:value-type="float">
            <text:p>1693537079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79933" calcext:value-type="float">
            <text:p>1693537079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0033" calcext:value-type="float">
            <text:p>1693537080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80133" calcext:value-type="float">
            <text:p>1693537080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0233" calcext:value-type="float">
            <text:p>1693537080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0333" calcext:value-type="float">
            <text:p>1693537080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0433" calcext:value-type="float">
            <text:p>1693537080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0533" calcext:value-type="float">
            <text:p>1693537080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0633" calcext:value-type="float">
            <text:p>1693537080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80733" calcext:value-type="float">
            <text:p>1693537080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0833" calcext:value-type="float">
            <text:p>1693537080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0933" calcext:value-type="float">
            <text:p>1693537080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1033" calcext:value-type="float">
            <text:p>1693537081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1133" calcext:value-type="float">
            <text:p>1693537081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1234" calcext:value-type="float">
            <text:p>169353708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1333" calcext:value-type="float">
            <text:p>1693537081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1433" calcext:value-type="float">
            <text:p>1693537081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1533" calcext:value-type="float">
            <text:p>1693537081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1633" calcext:value-type="float">
            <text:p>1693537081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1733" calcext:value-type="float">
            <text:p>1693537081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1833" calcext:value-type="float">
            <text:p>1693537081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1933" calcext:value-type="float">
            <text:p>1693537081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2033" calcext:value-type="float">
            <text:p>1693537082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2133" calcext:value-type="float">
            <text:p>1693537082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2233" calcext:value-type="float">
            <text:p>1693537082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2333" calcext:value-type="float">
            <text:p>1693537082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2433" calcext:value-type="float">
            <text:p>1693537082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37082533" calcext:value-type="float">
            <text:p>1693537082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2633" calcext:value-type="float">
            <text:p>1693537082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2733" calcext:value-type="float">
            <text:p>1693537082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2833" calcext:value-type="float">
            <text:p>1693537082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2933" calcext:value-type="float">
            <text:p>1693537082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3033" calcext:value-type="float">
            <text:p>1693537083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3133" calcext:value-type="float">
            <text:p>1693537083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083233" calcext:value-type="float">
            <text:p>1693537083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3333" calcext:value-type="float">
            <text:p>1693537083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3433" calcext:value-type="float">
            <text:p>1693537083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083533" calcext:value-type="float">
            <text:p>1693537083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83633" calcext:value-type="float">
            <text:p>1693537083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083733" calcext:value-type="float">
            <text:p>1693537083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83833" calcext:value-type="float">
            <text:p>1693537083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3933" calcext:value-type="float">
            <text:p>1693537083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4033" calcext:value-type="float">
            <text:p>1693537084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084133" calcext:value-type="float">
            <text:p>1693537084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4233" calcext:value-type="float">
            <text:p>1693537084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4333" calcext:value-type="float">
            <text:p>1693537084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4433" calcext:value-type="float">
            <text:p>1693537084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4533" calcext:value-type="float">
            <text:p>1693537084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4634" calcext:value-type="float">
            <text:p>169353708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4733" calcext:value-type="float">
            <text:p>1693537084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4833" calcext:value-type="float">
            <text:p>1693537084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84933" calcext:value-type="float">
            <text:p>1693537084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5033" calcext:value-type="float">
            <text:p>1693537085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5133" calcext:value-type="float">
            <text:p>1693537085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5233" calcext:value-type="float">
            <text:p>1693537085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5333" calcext:value-type="float">
            <text:p>1693537085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85433" calcext:value-type="float">
            <text:p>1693537085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85533" calcext:value-type="float">
            <text:p>1693537085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5633" calcext:value-type="float">
            <text:p>1693537085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5733" calcext:value-type="float">
            <text:p>1693537085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85833" calcext:value-type="float">
            <text:p>1693537085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5933" calcext:value-type="float">
            <text:p>1693537085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6033" calcext:value-type="float">
            <text:p>1693537086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6133" calcext:value-type="float">
            <text:p>1693537086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86233" calcext:value-type="float">
            <text:p>1693537086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6333" calcext:value-type="float">
            <text:p>1693537086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6433" calcext:value-type="float">
            <text:p>1693537086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6533" calcext:value-type="float">
            <text:p>1693537086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86633" calcext:value-type="float">
            <text:p>1693537086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86733" calcext:value-type="float">
            <text:p>1693537086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86833" calcext:value-type="float">
            <text:p>1693537086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6933" calcext:value-type="float">
            <text:p>1693537086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7033" calcext:value-type="float">
            <text:p>1693537087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7133" calcext:value-type="float">
            <text:p>1693537087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87233" calcext:value-type="float">
            <text:p>1693537087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7333" calcext:value-type="float">
            <text:p>1693537087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7433" calcext:value-type="float">
            <text:p>1693537087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7533" calcext:value-type="float">
            <text:p>1693537087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7633" calcext:value-type="float">
            <text:p>1693537087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7733" calcext:value-type="float">
            <text:p>1693537087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7833" calcext:value-type="float">
            <text:p>1693537087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87933" calcext:value-type="float">
            <text:p>1693537087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8033" calcext:value-type="float">
            <text:p>1693537088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88133" calcext:value-type="float">
            <text:p>1693537088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8233" calcext:value-type="float">
            <text:p>1693537088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88333" calcext:value-type="float">
            <text:p>1693537088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88434" calcext:value-type="float">
            <text:p>169353708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8533" calcext:value-type="float">
            <text:p>1693537088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88633" calcext:value-type="float">
            <text:p>1693537088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8733" calcext:value-type="float">
            <text:p>1693537088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8833" calcext:value-type="float">
            <text:p>1693537088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8934" calcext:value-type="float">
            <text:p>169353708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089033" calcext:value-type="float">
            <text:p>1693537089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89133" calcext:value-type="float">
            <text:p>1693537089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89233" calcext:value-type="float">
            <text:p>1693537089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89333" calcext:value-type="float">
            <text:p>1693537089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89433" calcext:value-type="float">
            <text:p>1693537089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89534" calcext:value-type="float">
            <text:p>169353708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9634" calcext:value-type="float">
            <text:p>169353708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89733" calcext:value-type="float">
            <text:p>1693537089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89834" calcext:value-type="float">
            <text:p>169353708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89933" calcext:value-type="float">
            <text:p>1693537089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0033" calcext:value-type="float">
            <text:p>1693537090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0133" calcext:value-type="float">
            <text:p>1693537090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0233" calcext:value-type="float">
            <text:p>1693537090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90333" calcext:value-type="float">
            <text:p>1693537090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0433" calcext:value-type="float">
            <text:p>1693537090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0533" calcext:value-type="float">
            <text:p>1693537090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0633" calcext:value-type="float">
            <text:p>16935370906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0733" calcext:value-type="float">
            <text:p>1693537090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90833" calcext:value-type="float">
            <text:p>1693537090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0933" calcext:value-type="float">
            <text:p>1693537090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1033" calcext:value-type="float">
            <text:p>1693537091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1133" calcext:value-type="float">
            <text:p>1693537091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1234" calcext:value-type="float">
            <text:p>169353709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1333" calcext:value-type="float">
            <text:p>1693537091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1434" calcext:value-type="float">
            <text:p>169353709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1533" calcext:value-type="float">
            <text:p>1693537091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1634" calcext:value-type="float">
            <text:p>169353709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91734" calcext:value-type="float">
            <text:p>169353709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1833" calcext:value-type="float">
            <text:p>1693537091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1933" calcext:value-type="float">
            <text:p>1693537091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2033" calcext:value-type="float">
            <text:p>1693537092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2133" calcext:value-type="float">
            <text:p>1693537092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2233" calcext:value-type="float">
            <text:p>1693537092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2333" calcext:value-type="float">
            <text:p>1693537092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2433" calcext:value-type="float">
            <text:p>1693537092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2533" calcext:value-type="float">
            <text:p>1693537092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2634" calcext:value-type="float">
            <text:p>169353709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2734" calcext:value-type="float">
            <text:p>169353709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2833" calcext:value-type="float">
            <text:p>1693537092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092933" calcext:value-type="float">
            <text:p>1693537092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93033" calcext:value-type="float">
            <text:p>16935370930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93133" calcext:value-type="float">
            <text:p>1693537093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3234" calcext:value-type="float">
            <text:p>169353709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3333" calcext:value-type="float">
            <text:p>1693537093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3433" calcext:value-type="float">
            <text:p>1693537093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3534" calcext:value-type="float">
            <text:p>169353709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93634" calcext:value-type="float">
            <text:p>169353709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3733" calcext:value-type="float">
            <text:p>16935370937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3833" calcext:value-type="float">
            <text:p>1693537093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3933" calcext:value-type="float">
            <text:p>16935370939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4034" calcext:value-type="float">
            <text:p>169353709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094133" calcext:value-type="float">
            <text:p>1693537094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4233" calcext:value-type="float">
            <text:p>1693537094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94333" calcext:value-type="float">
            <text:p>16935370943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4433" calcext:value-type="float">
            <text:p>1693537094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4533" calcext:value-type="float">
            <text:p>16935370945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4634" calcext:value-type="float">
            <text:p>169353709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94734" calcext:value-type="float">
            <text:p>169353709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4833" calcext:value-type="float">
            <text:p>1693537094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4934" calcext:value-type="float">
            <text:p>169353709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5034" calcext:value-type="float">
            <text:p>169353709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5133" calcext:value-type="float">
            <text:p>1693537095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95233" calcext:value-type="float">
            <text:p>1693537095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5334" calcext:value-type="float">
            <text:p>169353709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95433" calcext:value-type="float">
            <text:p>16935370954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5534" calcext:value-type="float">
            <text:p>169353709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95634" calcext:value-type="float">
            <text:p>169353709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95734" calcext:value-type="float">
            <text:p>169353709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095834" calcext:value-type="float">
            <text:p>169353709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95934" calcext:value-type="float">
            <text:p>169353709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96034" calcext:value-type="float">
            <text:p>169353709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096133" calcext:value-type="float">
            <text:p>16935370961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6233" calcext:value-type="float">
            <text:p>16935370962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6334" calcext:value-type="float">
            <text:p>169353709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6434" calcext:value-type="float">
            <text:p>169353709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096534" calcext:value-type="float">
            <text:p>169353709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6634" calcext:value-type="float">
            <text:p>169353709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6734" calcext:value-type="float">
            <text:p>169353709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6834" calcext:value-type="float">
            <text:p>169353709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6934" calcext:value-type="float">
            <text:p>169353709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7034" calcext:value-type="float">
            <text:p>169353709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7134" calcext:value-type="float">
            <text:p>169353709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7234" calcext:value-type="float">
            <text:p>169353709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7334" calcext:value-type="float">
            <text:p>169353709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7434" calcext:value-type="float">
            <text:p>169353709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97534" calcext:value-type="float">
            <text:p>169353709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7634" calcext:value-type="float">
            <text:p>169353709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7734" calcext:value-type="float">
            <text:p>169353709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7833" calcext:value-type="float">
            <text:p>169353709783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097934" calcext:value-type="float">
            <text:p>169353709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8034" calcext:value-type="float">
            <text:p>169353709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8134" calcext:value-type="float">
            <text:p>169353709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8234" calcext:value-type="float">
            <text:p>169353709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8334" calcext:value-type="float">
            <text:p>169353709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098434" calcext:value-type="float">
            <text:p>169353709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8534" calcext:value-type="float">
            <text:p>169353709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8636" calcext:value-type="float">
            <text:p>1693537098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098734" calcext:value-type="float">
            <text:p>169353709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098834" calcext:value-type="float">
            <text:p>169353709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098934" calcext:value-type="float">
            <text:p>169353709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99034" calcext:value-type="float">
            <text:p>169353709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099134" calcext:value-type="float">
            <text:p>169353709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099234" calcext:value-type="float">
            <text:p>169353709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099334" calcext:value-type="float">
            <text:p>169353709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099434" calcext:value-type="float">
            <text:p>169353709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099534" calcext:value-type="float">
            <text:p>169353709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099634" calcext:value-type="float">
            <text:p>169353709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9734" calcext:value-type="float">
            <text:p>169353709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099834" calcext:value-type="float">
            <text:p>169353709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099934" calcext:value-type="float">
            <text:p>169353709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0034" calcext:value-type="float">
            <text:p>169353710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0134" calcext:value-type="float">
            <text:p>169353710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0234" calcext:value-type="float">
            <text:p>169353710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37100334" calcext:value-type="float">
            <text:p>169353710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0434" calcext:value-type="float">
            <text:p>169353710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0534" calcext:value-type="float">
            <text:p>169353710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0634" calcext:value-type="float">
            <text:p>169353710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0734" calcext:value-type="float">
            <text:p>169353710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0834" calcext:value-type="float">
            <text:p>169353710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0934" calcext:value-type="float">
            <text:p>169353710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01034" calcext:value-type="float">
            <text:p>169353710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1134" calcext:value-type="float">
            <text:p>169353710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1234" calcext:value-type="float">
            <text:p>169353710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01334" calcext:value-type="float">
            <text:p>169353710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1434" calcext:value-type="float">
            <text:p>169353710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1534" calcext:value-type="float">
            <text:p>169353710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1634" calcext:value-type="float">
            <text:p>169353710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1734" calcext:value-type="float">
            <text:p>169353710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01834" calcext:value-type="float">
            <text:p>169353710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01934" calcext:value-type="float">
            <text:p>169353710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02034" calcext:value-type="float">
            <text:p>169353710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2134" calcext:value-type="float">
            <text:p>169353710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2234" calcext:value-type="float">
            <text:p>169353710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2334" calcext:value-type="float">
            <text:p>169353710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2434" calcext:value-type="float">
            <text:p>169353710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2534" calcext:value-type="float">
            <text:p>169353710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2634" calcext:value-type="float">
            <text:p>169353710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102734" calcext:value-type="float">
            <text:p>169353710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2834" calcext:value-type="float">
            <text:p>169353710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2934" calcext:value-type="float">
            <text:p>169353710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3034" calcext:value-type="float">
            <text:p>169353710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3134" calcext:value-type="float">
            <text:p>169353710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03234" calcext:value-type="float">
            <text:p>169353710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3334" calcext:value-type="float">
            <text:p>169353710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3434" calcext:value-type="float">
            <text:p>169353710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3534" calcext:value-type="float">
            <text:p>169353710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3634" calcext:value-type="float">
            <text:p>169353710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3734" calcext:value-type="float">
            <text:p>169353710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3834" calcext:value-type="float">
            <text:p>169353710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3934" calcext:value-type="float">
            <text:p>169353710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4034" calcext:value-type="float">
            <text:p>169353710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4134" calcext:value-type="float">
            <text:p>169353710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4234" calcext:value-type="float">
            <text:p>169353710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04334" calcext:value-type="float">
            <text:p>169353710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4434" calcext:value-type="float">
            <text:p>169353710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04534" calcext:value-type="float">
            <text:p>169353710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4634" calcext:value-type="float">
            <text:p>169353710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4734" calcext:value-type="float">
            <text:p>169353710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04834" calcext:value-type="float">
            <text:p>169353710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4934" calcext:value-type="float">
            <text:p>169353710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5034" calcext:value-type="float">
            <text:p>169353710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5134" calcext:value-type="float">
            <text:p>169353710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5234" calcext:value-type="float">
            <text:p>169353710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5334" calcext:value-type="float">
            <text:p>169353710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5434" calcext:value-type="float">
            <text:p>169353710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5534" calcext:value-type="float">
            <text:p>169353710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5634" calcext:value-type="float">
            <text:p>169353710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05734" calcext:value-type="float">
            <text:p>169353710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5834" calcext:value-type="float">
            <text:p>169353710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5934" calcext:value-type="float">
            <text:p>169353710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06034" calcext:value-type="float">
            <text:p>169353710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6134" calcext:value-type="float">
            <text:p>169353710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6234" calcext:value-type="float">
            <text:p>169353710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6334" calcext:value-type="float">
            <text:p>169353710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06434" calcext:value-type="float">
            <text:p>169353710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06534" calcext:value-type="float">
            <text:p>169353710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6634" calcext:value-type="float">
            <text:p>169353710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6734" calcext:value-type="float">
            <text:p>169353710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06834" calcext:value-type="float">
            <text:p>169353710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6934" calcext:value-type="float">
            <text:p>169353710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07034" calcext:value-type="float">
            <text:p>169353710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07134" calcext:value-type="float">
            <text:p>169353710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7234" calcext:value-type="float">
            <text:p>169353710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7334" calcext:value-type="float">
            <text:p>169353710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7434" calcext:value-type="float">
            <text:p>169353710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7534" calcext:value-type="float">
            <text:p>169353710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07634" calcext:value-type="float">
            <text:p>169353710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07734" calcext:value-type="float">
            <text:p>169353710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7834" calcext:value-type="float">
            <text:p>169353710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7934" calcext:value-type="float">
            <text:p>169353710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8034" calcext:value-type="float">
            <text:p>169353710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08134" calcext:value-type="float">
            <text:p>169353710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08234" calcext:value-type="float">
            <text:p>169353710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08334" calcext:value-type="float">
            <text:p>169353710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8434" calcext:value-type="float">
            <text:p>169353710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8534" calcext:value-type="float">
            <text:p>169353710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08634" calcext:value-type="float">
            <text:p>169353710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8734" calcext:value-type="float">
            <text:p>169353710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08834" calcext:value-type="float">
            <text:p>169353710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08934" calcext:value-type="float">
            <text:p>169353710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9034" calcext:value-type="float">
            <text:p>169353710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9134" calcext:value-type="float">
            <text:p>169353710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9234" calcext:value-type="float">
            <text:p>169353710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09334" calcext:value-type="float">
            <text:p>169353710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09434" calcext:value-type="float">
            <text:p>169353710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09534" calcext:value-type="float">
            <text:p>169353710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09634" calcext:value-type="float">
            <text:p>169353710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09734" calcext:value-type="float">
            <text:p>169353710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9834" calcext:value-type="float">
            <text:p>169353710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09934" calcext:value-type="float">
            <text:p>169353710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10034" calcext:value-type="float">
            <text:p>169353711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0134" calcext:value-type="float">
            <text:p>169353711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10234" calcext:value-type="float">
            <text:p>169353711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10334" calcext:value-type="float">
            <text:p>169353711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0434" calcext:value-type="float">
            <text:p>169353711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0534" calcext:value-type="float">
            <text:p>169353711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0634" calcext:value-type="float">
            <text:p>169353711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10734" calcext:value-type="float">
            <text:p>169353711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0834" calcext:value-type="float">
            <text:p>169353711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10934" calcext:value-type="float">
            <text:p>169353711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1034" calcext:value-type="float">
            <text:p>169353711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11134" calcext:value-type="float">
            <text:p>169353711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11234" calcext:value-type="float">
            <text:p>169353711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11334" calcext:value-type="float">
            <text:p>169353711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1434" calcext:value-type="float">
            <text:p>169353711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1534" calcext:value-type="float">
            <text:p>169353711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1634" calcext:value-type="float">
            <text:p>169353711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11734" calcext:value-type="float">
            <text:p>169353711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1834" calcext:value-type="float">
            <text:p>169353711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1934" calcext:value-type="float">
            <text:p>169353711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2034" calcext:value-type="float">
            <text:p>169353711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2134" calcext:value-type="float">
            <text:p>169353711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2234" calcext:value-type="float">
            <text:p>169353711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37112334" calcext:value-type="float">
            <text:p>169353711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2434" calcext:value-type="float">
            <text:p>169353711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2534" calcext:value-type="float">
            <text:p>169353711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12634" calcext:value-type="float">
            <text:p>169353711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12734" calcext:value-type="float">
            <text:p>169353711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12834" calcext:value-type="float">
            <text:p>169353711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12934" calcext:value-type="float">
            <text:p>169353711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3034" calcext:value-type="float">
            <text:p>169353711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3134" calcext:value-type="float">
            <text:p>169353711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13234" calcext:value-type="float">
            <text:p>169353711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3334" calcext:value-type="float">
            <text:p>169353711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3434" calcext:value-type="float">
            <text:p>169353711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3534" calcext:value-type="float">
            <text:p>169353711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13634" calcext:value-type="float">
            <text:p>169353711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13734" calcext:value-type="float">
            <text:p>169353711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3834" calcext:value-type="float">
            <text:p>169353711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13934" calcext:value-type="float">
            <text:p>169353711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14034" calcext:value-type="float">
            <text:p>169353711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4134" calcext:value-type="float">
            <text:p>169353711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4234" calcext:value-type="float">
            <text:p>169353711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4334" calcext:value-type="float">
            <text:p>169353711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14434" calcext:value-type="float">
            <text:p>169353711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37114534" calcext:value-type="float">
            <text:p>169353711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4634" calcext:value-type="float">
            <text:p>169353711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4734" calcext:value-type="float">
            <text:p>169353711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4834" calcext:value-type="float">
            <text:p>169353711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14934" calcext:value-type="float">
            <text:p>169353711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5034" calcext:value-type="float">
            <text:p>169353711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5134" calcext:value-type="float">
            <text:p>169353711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5234" calcext:value-type="float">
            <text:p>169353711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5334" calcext:value-type="float">
            <text:p>169353711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5434" calcext:value-type="float">
            <text:p>169353711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5534" calcext:value-type="float">
            <text:p>169353711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5634" calcext:value-type="float">
            <text:p>169353711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5734" calcext:value-type="float">
            <text:p>169353711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15834" calcext:value-type="float">
            <text:p>169353711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5934" calcext:value-type="float">
            <text:p>169353711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6034" calcext:value-type="float">
            <text:p>169353711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16134" calcext:value-type="float">
            <text:p>169353711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6234" calcext:value-type="float">
            <text:p>169353711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16334" calcext:value-type="float">
            <text:p>169353711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6434" calcext:value-type="float">
            <text:p>169353711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6534" calcext:value-type="float">
            <text:p>169353711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6634" calcext:value-type="float">
            <text:p>169353711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16734" calcext:value-type="float">
            <text:p>169353711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6834" calcext:value-type="float">
            <text:p>169353711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16934" calcext:value-type="float">
            <text:p>169353711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7034" calcext:value-type="float">
            <text:p>169353711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7134" calcext:value-type="float">
            <text:p>169353711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7234" calcext:value-type="float">
            <text:p>169353711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17334" calcext:value-type="float">
            <text:p>169353711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17434" calcext:value-type="float">
            <text:p>169353711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17534" calcext:value-type="float">
            <text:p>169353711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7634" calcext:value-type="float">
            <text:p>169353711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7734" calcext:value-type="float">
            <text:p>169353711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7834" calcext:value-type="float">
            <text:p>169353711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7934" calcext:value-type="float">
            <text:p>169353711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8034" calcext:value-type="float">
            <text:p>169353711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18134" calcext:value-type="float">
            <text:p>169353711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18234" calcext:value-type="float">
            <text:p>169353711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8334" calcext:value-type="float">
            <text:p>169353711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18434" calcext:value-type="float">
            <text:p>169353711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18534" calcext:value-type="float">
            <text:p>169353711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18634" calcext:value-type="float">
            <text:p>169353711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18734" calcext:value-type="float">
            <text:p>169353711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18834" calcext:value-type="float">
            <text:p>169353711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8934" calcext:value-type="float">
            <text:p>169353711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9034" calcext:value-type="float">
            <text:p>169353711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19134" calcext:value-type="float">
            <text:p>169353711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19234" calcext:value-type="float">
            <text:p>169353711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19334" calcext:value-type="float">
            <text:p>169353711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19434" calcext:value-type="float">
            <text:p>169353711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19534" calcext:value-type="float">
            <text:p>169353711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19634" calcext:value-type="float">
            <text:p>169353711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19734" calcext:value-type="float">
            <text:p>169353711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19834" calcext:value-type="float">
            <text:p>169353711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19934" calcext:value-type="float">
            <text:p>169353711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0034" calcext:value-type="float">
            <text:p>169353712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0134" calcext:value-type="float">
            <text:p>169353712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20234" calcext:value-type="float">
            <text:p>169353712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20334" calcext:value-type="float">
            <text:p>169353712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0434" calcext:value-type="float">
            <text:p>169353712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20534" calcext:value-type="float">
            <text:p>169353712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20634" calcext:value-type="float">
            <text:p>169353712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20734" calcext:value-type="float">
            <text:p>169353712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20834" calcext:value-type="float">
            <text:p>169353712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20934" calcext:value-type="float">
            <text:p>169353712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1034" calcext:value-type="float">
            <text:p>169353712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21134" calcext:value-type="float">
            <text:p>169353712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1234" calcext:value-type="float">
            <text:p>169353712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21334" calcext:value-type="float">
            <text:p>169353712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21434" calcext:value-type="float">
            <text:p>169353712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21534" calcext:value-type="float">
            <text:p>169353712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1634" calcext:value-type="float">
            <text:p>169353712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1734" calcext:value-type="float">
            <text:p>169353712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21834" calcext:value-type="float">
            <text:p>169353712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1934" calcext:value-type="float">
            <text:p>169353712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2034" calcext:value-type="float">
            <text:p>169353712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2134" calcext:value-type="float">
            <text:p>169353712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37122234" calcext:value-type="float">
            <text:p>169353712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2334" calcext:value-type="float">
            <text:p>169353712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2434" calcext:value-type="float">
            <text:p>169353712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2534" calcext:value-type="float">
            <text:p>169353712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2634" calcext:value-type="float">
            <text:p>169353712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2734" calcext:value-type="float">
            <text:p>169353712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2834" calcext:value-type="float">
            <text:p>169353712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2934" calcext:value-type="float">
            <text:p>169353712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3034" calcext:value-type="float">
            <text:p>169353712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3134" calcext:value-type="float">
            <text:p>169353712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3234" calcext:value-type="float">
            <text:p>169353712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23334" calcext:value-type="float">
            <text:p>169353712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3434" calcext:value-type="float">
            <text:p>169353712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3534" calcext:value-type="float">
            <text:p>169353712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3634" calcext:value-type="float">
            <text:p>169353712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3734" calcext:value-type="float">
            <text:p>169353712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3834" calcext:value-type="float">
            <text:p>169353712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23934" calcext:value-type="float">
            <text:p>169353712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4034" calcext:value-type="float">
            <text:p>169353712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24134" calcext:value-type="float">
            <text:p>169353712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24234" calcext:value-type="float">
            <text:p>169353712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4334" calcext:value-type="float">
            <text:p>169353712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4434" calcext:value-type="float">
            <text:p>169353712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4534" calcext:value-type="float">
            <text:p>169353712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4634" calcext:value-type="float">
            <text:p>169353712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4734" calcext:value-type="float">
            <text:p>169353712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24834" calcext:value-type="float">
            <text:p>169353712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24934" calcext:value-type="float">
            <text:p>169353712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25034" calcext:value-type="float">
            <text:p>169353712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5134" calcext:value-type="float">
            <text:p>169353712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5234" calcext:value-type="float">
            <text:p>169353712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5334" calcext:value-type="float">
            <text:p>169353712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5434" calcext:value-type="float">
            <text:p>169353712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25534" calcext:value-type="float">
            <text:p>169353712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5634" calcext:value-type="float">
            <text:p>169353712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5734" calcext:value-type="float">
            <text:p>169353712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5834" calcext:value-type="float">
            <text:p>169353712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25934" calcext:value-type="float">
            <text:p>169353712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6034" calcext:value-type="float">
            <text:p>169353712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26134" calcext:value-type="float">
            <text:p>169353712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26234" calcext:value-type="float">
            <text:p>169353712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6334" calcext:value-type="float">
            <text:p>169353712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26434" calcext:value-type="float">
            <text:p>169353712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26534" calcext:value-type="float">
            <text:p>169353712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6634" calcext:value-type="float">
            <text:p>169353712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6734" calcext:value-type="float">
            <text:p>169353712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26834" calcext:value-type="float">
            <text:p>169353712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6934" calcext:value-type="float">
            <text:p>169353712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27034" calcext:value-type="float">
            <text:p>169353712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27134" calcext:value-type="float">
            <text:p>169353712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27234" calcext:value-type="float">
            <text:p>169353712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27334" calcext:value-type="float">
            <text:p>169353712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7434" calcext:value-type="float">
            <text:p>169353712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7534" calcext:value-type="float">
            <text:p>169353712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7634" calcext:value-type="float">
            <text:p>169353712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7734" calcext:value-type="float">
            <text:p>169353712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27834" calcext:value-type="float">
            <text:p>169353712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27934" calcext:value-type="float">
            <text:p>169353712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28034" calcext:value-type="float">
            <text:p>169353712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8134" calcext:value-type="float">
            <text:p>169353712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28234" calcext:value-type="float">
            <text:p>169353712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28334" calcext:value-type="float">
            <text:p>169353712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28434" calcext:value-type="float">
            <text:p>169353712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8534" calcext:value-type="float">
            <text:p>169353712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8634" calcext:value-type="float">
            <text:p>169353712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28734" calcext:value-type="float">
            <text:p>169353712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8834" calcext:value-type="float">
            <text:p>169353712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8934" calcext:value-type="float">
            <text:p>169353712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29034" calcext:value-type="float">
            <text:p>169353712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9134" calcext:value-type="float">
            <text:p>169353712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29234" calcext:value-type="float">
            <text:p>169353712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29334" calcext:value-type="float">
            <text:p>169353712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29434" calcext:value-type="float">
            <text:p>169353712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29534" calcext:value-type="float">
            <text:p>169353712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29634" calcext:value-type="float">
            <text:p>169353712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29734" calcext:value-type="float">
            <text:p>169353712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9834" calcext:value-type="float">
            <text:p>169353712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29934" calcext:value-type="float">
            <text:p>169353712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0034" calcext:value-type="float">
            <text:p>169353713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0134" calcext:value-type="float">
            <text:p>169353713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0234" calcext:value-type="float">
            <text:p>169353713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0334" calcext:value-type="float">
            <text:p>169353713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0434" calcext:value-type="float">
            <text:p>169353713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0534" calcext:value-type="float">
            <text:p>169353713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0634" calcext:value-type="float">
            <text:p>169353713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30734" calcext:value-type="float">
            <text:p>169353713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0834" calcext:value-type="float">
            <text:p>169353713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0934" calcext:value-type="float">
            <text:p>169353713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1034" calcext:value-type="float">
            <text:p>169353713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1134" calcext:value-type="float">
            <text:p>169353713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1234" calcext:value-type="float">
            <text:p>169353713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1334" calcext:value-type="float">
            <text:p>169353713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31434" calcext:value-type="float">
            <text:p>169353713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1534" calcext:value-type="float">
            <text:p>169353713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1634" calcext:value-type="float">
            <text:p>169353713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1734" calcext:value-type="float">
            <text:p>169353713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1834" calcext:value-type="float">
            <text:p>169353713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1934" calcext:value-type="float">
            <text:p>169353713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2034" calcext:value-type="float">
            <text:p>169353713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2134" calcext:value-type="float">
            <text:p>169353713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32234" calcext:value-type="float">
            <text:p>169353713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32334" calcext:value-type="float">
            <text:p>169353713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2434" calcext:value-type="float">
            <text:p>169353713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2534" calcext:value-type="float">
            <text:p>169353713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2634" calcext:value-type="float">
            <text:p>169353713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2734" calcext:value-type="float">
            <text:p>169353713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37132834" calcext:value-type="float">
            <text:p>169353713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32934" calcext:value-type="float">
            <text:p>169353713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3034" calcext:value-type="float">
            <text:p>169353713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3134" calcext:value-type="float">
            <text:p>169353713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3234" calcext:value-type="float">
            <text:p>169353713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33334" calcext:value-type="float">
            <text:p>169353713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3434" calcext:value-type="float">
            <text:p>169353713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33534" calcext:value-type="float">
            <text:p>169353713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3634" calcext:value-type="float">
            <text:p>169353713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3734" calcext:value-type="float">
            <text:p>169353713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3834" calcext:value-type="float">
            <text:p>169353713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3934" calcext:value-type="float">
            <text:p>169353713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34034" calcext:value-type="float">
            <text:p>169353713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4134" calcext:value-type="float">
            <text:p>169353713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4234" calcext:value-type="float">
            <text:p>169353713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4334" calcext:value-type="float">
            <text:p>169353713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4434" calcext:value-type="float">
            <text:p>169353713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4534" calcext:value-type="float">
            <text:p>169353713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4634" calcext:value-type="float">
            <text:p>169353713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4734" calcext:value-type="float">
            <text:p>169353713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4834" calcext:value-type="float">
            <text:p>169353713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4934" calcext:value-type="float">
            <text:p>169353713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135034" calcext:value-type="float">
            <text:p>169353713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5134" calcext:value-type="float">
            <text:p>169353713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5234" calcext:value-type="float">
            <text:p>169353713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35334" calcext:value-type="float">
            <text:p>169353713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35434" calcext:value-type="float">
            <text:p>169353713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35534" calcext:value-type="float">
            <text:p>169353713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35634" calcext:value-type="float">
            <text:p>169353713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5734" calcext:value-type="float">
            <text:p>169353713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35834" calcext:value-type="float">
            <text:p>169353713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5934" calcext:value-type="float">
            <text:p>169353713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6034" calcext:value-type="float">
            <text:p>169353713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6134" calcext:value-type="float">
            <text:p>169353713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6234" calcext:value-type="float">
            <text:p>169353713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36334" calcext:value-type="float">
            <text:p>169353713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6434" calcext:value-type="float">
            <text:p>169353713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36534" calcext:value-type="float">
            <text:p>169353713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6634" calcext:value-type="float">
            <text:p>169353713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6734" calcext:value-type="float">
            <text:p>169353713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36834" calcext:value-type="float">
            <text:p>169353713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6934" calcext:value-type="float">
            <text:p>169353713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7034" calcext:value-type="float">
            <text:p>169353713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37134" calcext:value-type="float">
            <text:p>169353713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7234" calcext:value-type="float">
            <text:p>169353713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7334" calcext:value-type="float">
            <text:p>169353713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7434" calcext:value-type="float">
            <text:p>169353713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37534" calcext:value-type="float">
            <text:p>169353713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7634" calcext:value-type="float">
            <text:p>169353713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37734" calcext:value-type="float">
            <text:p>169353713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7834" calcext:value-type="float">
            <text:p>169353713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37934" calcext:value-type="float">
            <text:p>169353713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8034" calcext:value-type="float">
            <text:p>169353713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38134" calcext:value-type="float">
            <text:p>169353713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38234" calcext:value-type="float">
            <text:p>169353713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8334" calcext:value-type="float">
            <text:p>169353713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8434" calcext:value-type="float">
            <text:p>169353713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8534" calcext:value-type="float">
            <text:p>169353713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38634" calcext:value-type="float">
            <text:p>169353713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38734" calcext:value-type="float">
            <text:p>169353713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38834" calcext:value-type="float">
            <text:p>169353713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38934" calcext:value-type="float">
            <text:p>169353713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9034" calcext:value-type="float">
            <text:p>169353713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39134" calcext:value-type="float">
            <text:p>169353713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39234" calcext:value-type="float">
            <text:p>169353713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39334" calcext:value-type="float">
            <text:p>169353713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39434" calcext:value-type="float">
            <text:p>169353713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9534" calcext:value-type="float">
            <text:p>169353713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39634" calcext:value-type="float">
            <text:p>169353713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39734" calcext:value-type="float">
            <text:p>169353713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39834" calcext:value-type="float">
            <text:p>169353713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39934" calcext:value-type="float">
            <text:p>169353713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0034" calcext:value-type="float">
            <text:p>169353714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40134" calcext:value-type="float">
            <text:p>169353714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0234" calcext:value-type="float">
            <text:p>169353714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0334" calcext:value-type="float">
            <text:p>169353714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0534" calcext:value-type="float">
            <text:p>169353714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40634" calcext:value-type="float">
            <text:p>169353714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0734" calcext:value-type="float">
            <text:p>169353714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0834" calcext:value-type="float">
            <text:p>169353714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40934" calcext:value-type="float">
            <text:p>169353714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1034" calcext:value-type="float">
            <text:p>169353714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41134" calcext:value-type="float">
            <text:p>169353714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1234" calcext:value-type="float">
            <text:p>169353714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1334" calcext:value-type="float">
            <text:p>169353714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1434" calcext:value-type="float">
            <text:p>169353714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41534" calcext:value-type="float">
            <text:p>169353714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41634" calcext:value-type="float">
            <text:p>169353714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1734" calcext:value-type="float">
            <text:p>169353714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41834" calcext:value-type="float">
            <text:p>169353714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1934" calcext:value-type="float">
            <text:p>169353714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2034" calcext:value-type="float">
            <text:p>169353714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2134" calcext:value-type="float">
            <text:p>169353714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2234" calcext:value-type="float">
            <text:p>169353714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2334" calcext:value-type="float">
            <text:p>169353714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2434" calcext:value-type="float">
            <text:p>169353714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2534" calcext:value-type="float">
            <text:p>169353714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2634" calcext:value-type="float">
            <text:p>169353714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2734" calcext:value-type="float">
            <text:p>169353714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2834" calcext:value-type="float">
            <text:p>169353714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2934" calcext:value-type="float">
            <text:p>169353714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3034" calcext:value-type="float">
            <text:p>169353714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3134" calcext:value-type="float">
            <text:p>169353714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3234" calcext:value-type="float">
            <text:p>169353714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43334" calcext:value-type="float">
            <text:p>169353714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43434" calcext:value-type="float">
            <text:p>169353714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3534" calcext:value-type="float">
            <text:p>169353714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3634" calcext:value-type="float">
            <text:p>169353714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3734" calcext:value-type="float">
            <text:p>169353714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43834" calcext:value-type="float">
            <text:p>169353714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3934" calcext:value-type="float">
            <text:p>169353714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4034" calcext:value-type="float">
            <text:p>169353714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44134" calcext:value-type="float">
            <text:p>169353714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4234" calcext:value-type="float">
            <text:p>169353714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44334" calcext:value-type="float">
            <text:p>169353714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4434" calcext:value-type="float">
            <text:p>169353714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4534" calcext:value-type="float">
            <text:p>169353714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4634" calcext:value-type="float">
            <text:p>1693537144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4734" calcext:value-type="float">
            <text:p>169353714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4834" calcext:value-type="float">
            <text:p>169353714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4934" calcext:value-type="float">
            <text:p>169353714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45034" calcext:value-type="float">
            <text:p>169353714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45134" calcext:value-type="float">
            <text:p>169353714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5234" calcext:value-type="float">
            <text:p>169353714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5334" calcext:value-type="float">
            <text:p>169353714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5434" calcext:value-type="float">
            <text:p>169353714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5534" calcext:value-type="float">
            <text:p>169353714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5634" calcext:value-type="float">
            <text:p>169353714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45734" calcext:value-type="float">
            <text:p>169353714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5834" calcext:value-type="float">
            <text:p>169353714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5934" calcext:value-type="float">
            <text:p>169353714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6034" calcext:value-type="float">
            <text:p>169353714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6134" calcext:value-type="float">
            <text:p>169353714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6234" calcext:value-type="float">
            <text:p>169353714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6334" calcext:value-type="float">
            <text:p>169353714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6434" calcext:value-type="float">
            <text:p>169353714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6534" calcext:value-type="float">
            <text:p>169353714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6634" calcext:value-type="float">
            <text:p>169353714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6734" calcext:value-type="float">
            <text:p>169353714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46834" calcext:value-type="float">
            <text:p>169353714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6934" calcext:value-type="float">
            <text:p>169353714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47034" calcext:value-type="float">
            <text:p>169353714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7134" calcext:value-type="float">
            <text:p>169353714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47234" calcext:value-type="float">
            <text:p>169353714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7334" calcext:value-type="float">
            <text:p>169353714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47434" calcext:value-type="float">
            <text:p>169353714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7534" calcext:value-type="float">
            <text:p>169353714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7634" calcext:value-type="float">
            <text:p>169353714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7734" calcext:value-type="float">
            <text:p>169353714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7834" calcext:value-type="float">
            <text:p>169353714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7934" calcext:value-type="float">
            <text:p>169353714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8034" calcext:value-type="float">
            <text:p>169353714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48134" calcext:value-type="float">
            <text:p>169353714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8234" calcext:value-type="float">
            <text:p>169353714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48334" calcext:value-type="float">
            <text:p>169353714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8434" calcext:value-type="float">
            <text:p>169353714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48534" calcext:value-type="float">
            <text:p>169353714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8634" calcext:value-type="float">
            <text:p>169353714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48734" calcext:value-type="float">
            <text:p>169353714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48834" calcext:value-type="float">
            <text:p>169353714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8934" calcext:value-type="float">
            <text:p>169353714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49034" calcext:value-type="float">
            <text:p>169353714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49134" calcext:value-type="float">
            <text:p>169353714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49234" calcext:value-type="float">
            <text:p>169353714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9334" calcext:value-type="float">
            <text:p>169353714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9434" calcext:value-type="float">
            <text:p>169353714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49534" calcext:value-type="float">
            <text:p>169353714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49634" calcext:value-type="float">
            <text:p>1693537149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49734" calcext:value-type="float">
            <text:p>169353714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49834" calcext:value-type="float">
            <text:p>169353714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49934" calcext:value-type="float">
            <text:p>169353714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0034" calcext:value-type="float">
            <text:p>169353715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0134" calcext:value-type="float">
            <text:p>169353715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0234" calcext:value-type="float">
            <text:p>169353715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0334" calcext:value-type="float">
            <text:p>169353715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0434" calcext:value-type="float">
            <text:p>169353715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0534" calcext:value-type="float">
            <text:p>169353715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0634" calcext:value-type="float">
            <text:p>169353715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0734" calcext:value-type="float">
            <text:p>169353715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0834" calcext:value-type="float">
            <text:p>169353715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50934" calcext:value-type="float">
            <text:p>169353715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1034" calcext:value-type="float">
            <text:p>169353715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1134" calcext:value-type="float">
            <text:p>169353715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1234" calcext:value-type="float">
            <text:p>169353715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1334" calcext:value-type="float">
            <text:p>169353715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1434" calcext:value-type="float">
            <text:p>169353715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1534" calcext:value-type="float">
            <text:p>169353715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1634" calcext:value-type="float">
            <text:p>169353715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1734" calcext:value-type="float">
            <text:p>169353715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1834" calcext:value-type="float">
            <text:p>169353715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1934" calcext:value-type="float">
            <text:p>169353715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2034" calcext:value-type="float">
            <text:p>169353715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2134" calcext:value-type="float">
            <text:p>169353715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52234" calcext:value-type="float">
            <text:p>169353715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2334" calcext:value-type="float">
            <text:p>169353715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2434" calcext:value-type="float">
            <text:p>169353715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2534" calcext:value-type="float">
            <text:p>169353715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2634" calcext:value-type="float">
            <text:p>169353715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2734" calcext:value-type="float">
            <text:p>169353715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2834" calcext:value-type="float">
            <text:p>169353715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2934" calcext:value-type="float">
            <text:p>169353715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53034" calcext:value-type="float">
            <text:p>169353715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3134" calcext:value-type="float">
            <text:p>169353715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3234" calcext:value-type="float">
            <text:p>169353715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53334" calcext:value-type="float">
            <text:p>169353715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3434" calcext:value-type="float">
            <text:p>169353715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53534" calcext:value-type="float">
            <text:p>169353715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53634" calcext:value-type="float">
            <text:p>169353715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3734" calcext:value-type="float">
            <text:p>169353715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3834" calcext:value-type="float">
            <text:p>169353715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3934" calcext:value-type="float">
            <text:p>169353715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4034" calcext:value-type="float">
            <text:p>169353715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4134" calcext:value-type="float">
            <text:p>1693537154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54234" calcext:value-type="float">
            <text:p>169353715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4334" calcext:value-type="float">
            <text:p>169353715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4434" calcext:value-type="float">
            <text:p>169353715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4534" calcext:value-type="float">
            <text:p>169353715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4635" calcext:value-type="float">
            <text:p>1693537154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54734" calcext:value-type="float">
            <text:p>169353715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4834" calcext:value-type="float">
            <text:p>169353715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4934" calcext:value-type="float">
            <text:p>169353715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5034" calcext:value-type="float">
            <text:p>169353715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5134" calcext:value-type="float">
            <text:p>169353715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5234" calcext:value-type="float">
            <text:p>169353715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55334" calcext:value-type="float">
            <text:p>1693537155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5434" calcext:value-type="float">
            <text:p>169353715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5534" calcext:value-type="float">
            <text:p>169353715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5634" calcext:value-type="float">
            <text:p>169353715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5734" calcext:value-type="float">
            <text:p>169353715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5834" calcext:value-type="float">
            <text:p>169353715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55934" calcext:value-type="float">
            <text:p>169353715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6034" calcext:value-type="float">
            <text:p>169353715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6134" calcext:value-type="float">
            <text:p>169353715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56234" calcext:value-type="float">
            <text:p>169353715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6334" calcext:value-type="float">
            <text:p>169353715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56434" calcext:value-type="float">
            <text:p>169353715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6534" calcext:value-type="float">
            <text:p>169353715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6634" calcext:value-type="float">
            <text:p>169353715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6734" calcext:value-type="float">
            <text:p>169353715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6834" calcext:value-type="float">
            <text:p>169353715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56934" calcext:value-type="float">
            <text:p>169353715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7034" calcext:value-type="float">
            <text:p>169353715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7134" calcext:value-type="float">
            <text:p>169353715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57234" calcext:value-type="float">
            <text:p>169353715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7334" calcext:value-type="float">
            <text:p>169353715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7434" calcext:value-type="float">
            <text:p>169353715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57534" calcext:value-type="float">
            <text:p>169353715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57634" calcext:value-type="float">
            <text:p>169353715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7734" calcext:value-type="float">
            <text:p>169353715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57834" calcext:value-type="float">
            <text:p>169353715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7934" calcext:value-type="float">
            <text:p>169353715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58034" calcext:value-type="float">
            <text:p>169353715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58134" calcext:value-type="float">
            <text:p>169353715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58234" calcext:value-type="float">
            <text:p>1693537158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58334" calcext:value-type="float">
            <text:p>169353715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8434" calcext:value-type="float">
            <text:p>169353715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58534" calcext:value-type="float">
            <text:p>169353715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8634" calcext:value-type="float">
            <text:p>169353715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58734" calcext:value-type="float">
            <text:p>169353715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8834" calcext:value-type="float">
            <text:p>169353715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8934" calcext:value-type="float">
            <text:p>169353715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59034" calcext:value-type="float">
            <text:p>169353715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59134" calcext:value-type="float">
            <text:p>169353715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9234" calcext:value-type="float">
            <text:p>169353715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37159334" calcext:value-type="float">
            <text:p>169353715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9434" calcext:value-type="float">
            <text:p>169353715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59534" calcext:value-type="float">
            <text:p>1693537159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59635" calcext:value-type="float">
            <text:p>1693537159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59734" calcext:value-type="float">
            <text:p>169353715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59834" calcext:value-type="float">
            <text:p>169353715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59934" calcext:value-type="float">
            <text:p>169353715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0034" calcext:value-type="float">
            <text:p>169353716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60134" calcext:value-type="float">
            <text:p>169353716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0234" calcext:value-type="float">
            <text:p>169353716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0335" calcext:value-type="float">
            <text:p>1693537160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0434" calcext:value-type="float">
            <text:p>169353716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60534" calcext:value-type="float">
            <text:p>169353716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0634" calcext:value-type="float">
            <text:p>169353716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0734" calcext:value-type="float">
            <text:p>169353716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60834" calcext:value-type="float">
            <text:p>169353716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60934" calcext:value-type="float">
            <text:p>1693537160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1034" calcext:value-type="float">
            <text:p>1693537161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61134" calcext:value-type="float">
            <text:p>169353716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1234" calcext:value-type="float">
            <text:p>1693537161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1334" calcext:value-type="float">
            <text:p>169353716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1434" calcext:value-type="float">
            <text:p>169353716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1534" calcext:value-type="float">
            <text:p>1693537161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1634" calcext:value-type="float">
            <text:p>1693537161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61734" calcext:value-type="float">
            <text:p>169353716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1834" calcext:value-type="float">
            <text:p>169353716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1934" calcext:value-type="float">
            <text:p>169353716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2034" calcext:value-type="float">
            <text:p>169353716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62134" calcext:value-type="float">
            <text:p>1693537162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2234" calcext:value-type="float">
            <text:p>1693537162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2334" calcext:value-type="float">
            <text:p>1693537162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2434" calcext:value-type="float">
            <text:p>169353716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2534" calcext:value-type="float">
            <text:p>1693537162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2634" calcext:value-type="float">
            <text:p>1693537162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2734" calcext:value-type="float">
            <text:p>169353716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2834" calcext:value-type="float">
            <text:p>1693537162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2934" calcext:value-type="float">
            <text:p>1693537162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3034" calcext:value-type="float">
            <text:p>1693537163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63134" calcext:value-type="float">
            <text:p>169353716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3234" calcext:value-type="float">
            <text:p>1693537163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3334" calcext:value-type="float">
            <text:p>1693537163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3434" calcext:value-type="float">
            <text:p>1693537163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3534" calcext:value-type="float">
            <text:p>169353716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3634" calcext:value-type="float">
            <text:p>169353716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3734" calcext:value-type="float">
            <text:p>169353716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3834" calcext:value-type="float">
            <text:p>1693537163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3934" calcext:value-type="float">
            <text:p>169353716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4034" calcext:value-type="float">
            <text:p>169353716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4135" calcext:value-type="float">
            <text:p>1693537164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4234" calcext:value-type="float">
            <text:p>1693537164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4334" calcext:value-type="float">
            <text:p>1693537164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4434" calcext:value-type="float">
            <text:p>169353716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64534" calcext:value-type="float">
            <text:p>169353716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64635" calcext:value-type="float">
            <text:p>1693537164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4734" calcext:value-type="float">
            <text:p>169353716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4834" calcext:value-type="float">
            <text:p>169353716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4934" calcext:value-type="float">
            <text:p>169353716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65034" calcext:value-type="float">
            <text:p>1693537165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65134" calcext:value-type="float">
            <text:p>1693537165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5234" calcext:value-type="float">
            <text:p>169353716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5335" calcext:value-type="float">
            <text:p>1693537165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65434" calcext:value-type="float">
            <text:p>1693537165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5534" calcext:value-type="float">
            <text:p>169353716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65634" calcext:value-type="float">
            <text:p>1693537165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65734" calcext:value-type="float">
            <text:p>169353716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5834" calcext:value-type="float">
            <text:p>169353716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65934" calcext:value-type="float">
            <text:p>1693537165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66034" calcext:value-type="float">
            <text:p>169353716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66134" calcext:value-type="float">
            <text:p>169353716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66234" calcext:value-type="float">
            <text:p>1693537166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6334" calcext:value-type="float">
            <text:p>1693537166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6434" calcext:value-type="float">
            <text:p>169353716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66534" calcext:value-type="float">
            <text:p>169353716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6634" calcext:value-type="float">
            <text:p>1693537166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6734" calcext:value-type="float">
            <text:p>1693537166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66834" calcext:value-type="float">
            <text:p>169353716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66934" calcext:value-type="float">
            <text:p>1693537166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7034" calcext:value-type="float">
            <text:p>1693537167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7134" calcext:value-type="float">
            <text:p>1693537167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7234" calcext:value-type="float">
            <text:p>1693537167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7334" calcext:value-type="float">
            <text:p>1693537167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7434" calcext:value-type="float">
            <text:p>1693537167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7534" calcext:value-type="float">
            <text:p>169353716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7634" calcext:value-type="float">
            <text:p>1693537167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67734" calcext:value-type="float">
            <text:p>169353716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67834" calcext:value-type="float">
            <text:p>1693537167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7934" calcext:value-type="float">
            <text:p>1693537167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8034" calcext:value-type="float">
            <text:p>1693537168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8134" calcext:value-type="float">
            <text:p>1693537168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8235" calcext:value-type="float">
            <text:p>1693537168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8334" calcext:value-type="float">
            <text:p>169353716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8434" calcext:value-type="float">
            <text:p>1693537168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8534" calcext:value-type="float">
            <text:p>1693537168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8634" calcext:value-type="float">
            <text:p>1693537168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68734" calcext:value-type="float">
            <text:p>1693537168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8834" calcext:value-type="float">
            <text:p>1693537168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8934" calcext:value-type="float">
            <text:p>1693537168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69034" calcext:value-type="float">
            <text:p>1693537169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69134" calcext:value-type="float">
            <text:p>1693537169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9234" calcext:value-type="float">
            <text:p>1693537169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69334" calcext:value-type="float">
            <text:p>1693537169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69434" calcext:value-type="float">
            <text:p>1693537169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69535" calcext:value-type="float">
            <text:p>1693537169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69635" calcext:value-type="float">
            <text:p>1693537169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69734" calcext:value-type="float">
            <text:p>1693537169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69834" calcext:value-type="float">
            <text:p>1693537169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69934" calcext:value-type="float">
            <text:p>1693537169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70034" calcext:value-type="float">
            <text:p>1693537170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0134" calcext:value-type="float">
            <text:p>1693537170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70234" calcext:value-type="float">
            <text:p>1693537170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0334" calcext:value-type="float">
            <text:p>1693537170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0434" calcext:value-type="float">
            <text:p>1693537170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70534" calcext:value-type="float">
            <text:p>1693537170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70634" calcext:value-type="float">
            <text:p>1693537170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0734" calcext:value-type="float">
            <text:p>1693537170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70834" calcext:value-type="float">
            <text:p>1693537170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0935" calcext:value-type="float">
            <text:p>1693537170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1035" calcext:value-type="float">
            <text:p>1693537171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1134" calcext:value-type="float">
            <text:p>1693537171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1235" calcext:value-type="float">
            <text:p>1693537171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1334" calcext:value-type="float">
            <text:p>1693537171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1434" calcext:value-type="float">
            <text:p>1693537171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71535" calcext:value-type="float">
            <text:p>1693537171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71635" calcext:value-type="float">
            <text:p>1693537171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1734" calcext:value-type="float">
            <text:p>1693537171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71834" calcext:value-type="float">
            <text:p>1693537171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1934" calcext:value-type="float">
            <text:p>1693537171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2034" calcext:value-type="float">
            <text:p>1693537172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2135" calcext:value-type="float">
            <text:p>1693537172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2235" calcext:value-type="float">
            <text:p>1693537172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2335" calcext:value-type="float">
            <text:p>1693537172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2434" calcext:value-type="float">
            <text:p>1693537172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2535" calcext:value-type="float">
            <text:p>1693537172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2635" calcext:value-type="float">
            <text:p>1693537172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2734" calcext:value-type="float">
            <text:p>1693537172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2835" calcext:value-type="float">
            <text:p>1693537172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2935" calcext:value-type="float">
            <text:p>1693537172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3035" calcext:value-type="float">
            <text:p>1693537173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3134" calcext:value-type="float">
            <text:p>1693537173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3235" calcext:value-type="float">
            <text:p>1693537173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73335" calcext:value-type="float">
            <text:p>1693537173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3435" calcext:value-type="float">
            <text:p>1693537173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73534" calcext:value-type="float">
            <text:p>1693537173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3634" calcext:value-type="float">
            <text:p>16935371736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73734" calcext:value-type="float">
            <text:p>1693537173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73835" calcext:value-type="float">
            <text:p>1693537173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3934" calcext:value-type="float">
            <text:p>1693537173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74034" calcext:value-type="float">
            <text:p>169353717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4135" calcext:value-type="float">
            <text:p>1693537174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4235" calcext:value-type="float">
            <text:p>1693537174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74335" calcext:value-type="float">
            <text:p>1693537174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4434" calcext:value-type="float">
            <text:p>1693537174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4534" calcext:value-type="float">
            <text:p>1693537174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4635" calcext:value-type="float">
            <text:p>1693537174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4734" calcext:value-type="float">
            <text:p>1693537174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74834" calcext:value-type="float">
            <text:p>1693537174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4934" calcext:value-type="float">
            <text:p>16935371749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5035" calcext:value-type="float">
            <text:p>1693537175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5135" calcext:value-type="float">
            <text:p>1693537175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5234" calcext:value-type="float">
            <text:p>16935371752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75335" calcext:value-type="float">
            <text:p>1693537175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5435" calcext:value-type="float">
            <text:p>1693537175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5534" calcext:value-type="float">
            <text:p>1693537175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5635" calcext:value-type="float">
            <text:p>1693537175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5734" calcext:value-type="float">
            <text:p>1693537175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5834" calcext:value-type="float">
            <text:p>1693537175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5935" calcext:value-type="float">
            <text:p>1693537175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6034" calcext:value-type="float">
            <text:p>1693537176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6134" calcext:value-type="float">
            <text:p>16935371761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6235" calcext:value-type="float">
            <text:p>1693537176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76335" calcext:value-type="float">
            <text:p>1693537176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6434" calcext:value-type="float">
            <text:p>16935371764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6534" calcext:value-type="float">
            <text:p>1693537176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6635" calcext:value-type="float">
            <text:p>1693537176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6735" calcext:value-type="float">
            <text:p>1693537176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6834" calcext:value-type="float">
            <text:p>16935371768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6935" calcext:value-type="float">
            <text:p>1693537176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7035" calcext:value-type="float">
            <text:p>1693537177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7135" calcext:value-type="float">
            <text:p>1693537177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7235" calcext:value-type="float">
            <text:p>1693537177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77335" calcext:value-type="float">
            <text:p>1693537177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7435" calcext:value-type="float">
            <text:p>1693537177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77534" calcext:value-type="float">
            <text:p>16935371775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7635" calcext:value-type="float">
            <text:p>1693537177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77734" calcext:value-type="float">
            <text:p>16935371777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7835" calcext:value-type="float">
            <text:p>1693537177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77935" calcext:value-type="float">
            <text:p>1693537177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78035" calcext:value-type="float">
            <text:p>1693537178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78135" calcext:value-type="float">
            <text:p>1693537178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8235" calcext:value-type="float">
            <text:p>1693537178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69" calcext:value-type="float">
            <text:p>1,69</text:p>
          </table:table-cell>
          <table:table-cell office:value-type="float" office:value="1693537178334" calcext:value-type="float">
            <text:p>16935371783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8435" calcext:value-type="float">
            <text:p>1693537178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78535" calcext:value-type="float">
            <text:p>1693537178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8635" calcext:value-type="float">
            <text:p>1693537178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8735" calcext:value-type="float">
            <text:p>1693537178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8835" calcext:value-type="float">
            <text:p>1693537178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78935" calcext:value-type="float">
            <text:p>1693537178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9035" calcext:value-type="float">
            <text:p>1693537179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79135" calcext:value-type="float">
            <text:p>1693537179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9235" calcext:value-type="float">
            <text:p>1693537179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79335" calcext:value-type="float">
            <text:p>1693537179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79435" calcext:value-type="float">
            <text:p>1693537179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79535" calcext:value-type="float">
            <text:p>1693537179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79635" calcext:value-type="float">
            <text:p>1693537179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79735" calcext:value-type="float">
            <text:p>1693537179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79835" calcext:value-type="float">
            <text:p>1693537179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79935" calcext:value-type="float">
            <text:p>1693537179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0035" calcext:value-type="float">
            <text:p>1693537180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0135" calcext:value-type="float">
            <text:p>1693537180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80235" calcext:value-type="float">
            <text:p>1693537180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0335" calcext:value-type="float">
            <text:p>1693537180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80435" calcext:value-type="float">
            <text:p>1693537180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0535" calcext:value-type="float">
            <text:p>1693537180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0635" calcext:value-type="float">
            <text:p>1693537180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0735" calcext:value-type="float">
            <text:p>1693537180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0835" calcext:value-type="float">
            <text:p>1693537180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0935" calcext:value-type="float">
            <text:p>1693537180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1035" calcext:value-type="float">
            <text:p>1693537181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81135" calcext:value-type="float">
            <text:p>1693537181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1235" calcext:value-type="float">
            <text:p>1693537181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1335" calcext:value-type="float">
            <text:p>1693537181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1435" calcext:value-type="float">
            <text:p>1693537181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1535" calcext:value-type="float">
            <text:p>1693537181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1635" calcext:value-type="float">
            <text:p>1693537181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1735" calcext:value-type="float">
            <text:p>1693537181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1835" calcext:value-type="float">
            <text:p>1693537181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81935" calcext:value-type="float">
            <text:p>1693537181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2035" calcext:value-type="float">
            <text:p>1693537182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2" calcext:value-type="float">
            <text:p>1,72</text:p>
          </table:table-cell>
          <table:table-cell office:value-type="float" office:value="1693537182135" calcext:value-type="float">
            <text:p>1693537182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2235" calcext:value-type="float">
            <text:p>1693537182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2335" calcext:value-type="float">
            <text:p>1693537182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2435" calcext:value-type="float">
            <text:p>1693537182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2535" calcext:value-type="float">
            <text:p>1693537182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2635" calcext:value-type="float">
            <text:p>1693537182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2735" calcext:value-type="float">
            <text:p>1693537182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2835" calcext:value-type="float">
            <text:p>1693537182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2935" calcext:value-type="float">
            <text:p>1693537182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83035" calcext:value-type="float">
            <text:p>1693537183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83135" calcext:value-type="float">
            <text:p>1693537183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3235" calcext:value-type="float">
            <text:p>1693537183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3335" calcext:value-type="float">
            <text:p>1693537183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83435" calcext:value-type="float">
            <text:p>1693537183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3535" calcext:value-type="float">
            <text:p>1693537183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83635" calcext:value-type="float">
            <text:p>1693537183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3735" calcext:value-type="float">
            <text:p>1693537183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83835" calcext:value-type="float">
            <text:p>1693537183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3935" calcext:value-type="float">
            <text:p>1693537183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4035" calcext:value-type="float">
            <text:p>1693537184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4135" calcext:value-type="float">
            <text:p>1693537184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4235" calcext:value-type="float">
            <text:p>1693537184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4335" calcext:value-type="float">
            <text:p>1693537184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4435" calcext:value-type="float">
            <text:p>1693537184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4535" calcext:value-type="float">
            <text:p>1693537184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4635" calcext:value-type="float">
            <text:p>1693537184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4735" calcext:value-type="float">
            <text:p>1693537184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4835" calcext:value-type="float">
            <text:p>1693537184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4935" calcext:value-type="float">
            <text:p>1693537184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85035" calcext:value-type="float">
            <text:p>1693537185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5135" calcext:value-type="float">
            <text:p>1693537185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4" calcext:value-type="float">
            <text:p>1,84</text:p>
          </table:table-cell>
          <table:table-cell office:value-type="float" office:value="1693537185235" calcext:value-type="float">
            <text:p>1693537185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5335" calcext:value-type="float">
            <text:p>1693537185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5435" calcext:value-type="float">
            <text:p>1693537185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5535" calcext:value-type="float">
            <text:p>1693537185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5635" calcext:value-type="float">
            <text:p>1693537185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5735" calcext:value-type="float">
            <text:p>1693537185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5835" calcext:value-type="float">
            <text:p>1693537185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85935" calcext:value-type="float">
            <text:p>1693537185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86035" calcext:value-type="float">
            <text:p>1693537186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6135" calcext:value-type="float">
            <text:p>1693537186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6235" calcext:value-type="float">
            <text:p>1693537186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6335" calcext:value-type="float">
            <text:p>1693537186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6435" calcext:value-type="float">
            <text:p>1693537186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6535" calcext:value-type="float">
            <text:p>1693537186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6635" calcext:value-type="float">
            <text:p>1693537186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6735" calcext:value-type="float">
            <text:p>1693537186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6835" calcext:value-type="float">
            <text:p>1693537186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6935" calcext:value-type="float">
            <text:p>1693537186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7035" calcext:value-type="float">
            <text:p>1693537187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7135" calcext:value-type="float">
            <text:p>1693537187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7" calcext:value-type="float">
            <text:p>1,77</text:p>
          </table:table-cell>
          <table:table-cell office:value-type="float" office:value="1693537187235" calcext:value-type="float">
            <text:p>1693537187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7335" calcext:value-type="float">
            <text:p>1693537187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7435" calcext:value-type="float">
            <text:p>1693537187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7535" calcext:value-type="float">
            <text:p>1693537187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7635" calcext:value-type="float">
            <text:p>1693537187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7735" calcext:value-type="float">
            <text:p>1693537187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87835" calcext:value-type="float">
            <text:p>1693537187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87935" calcext:value-type="float">
            <text:p>1693537187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88035" calcext:value-type="float">
            <text:p>1693537188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8135" calcext:value-type="float">
            <text:p>1693537188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88235" calcext:value-type="float">
            <text:p>1693537188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8335" calcext:value-type="float">
            <text:p>1693537188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8435" calcext:value-type="float">
            <text:p>1693537188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8535" calcext:value-type="float">
            <text:p>1693537188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8635" calcext:value-type="float">
            <text:p>1693537188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88735" calcext:value-type="float">
            <text:p>1693537188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8835" calcext:value-type="float">
            <text:p>1693537188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88935" calcext:value-type="float">
            <text:p>1693537188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89035" calcext:value-type="float">
            <text:p>1693537189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9135" calcext:value-type="float">
            <text:p>1693537189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89235" calcext:value-type="float">
            <text:p>1693537189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9335" calcext:value-type="float">
            <text:p>1693537189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" calcext:value-type="float">
            <text:p>1,7</text:p>
          </table:table-cell>
          <table:table-cell office:value-type="float" office:value="1693537189435" calcext:value-type="float">
            <text:p>1693537189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89535" calcext:value-type="float">
            <text:p>1693537189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89635" calcext:value-type="float">
            <text:p>1693537189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89735" calcext:value-type="float">
            <text:p>1693537189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89835" calcext:value-type="float">
            <text:p>1693537189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89935" calcext:value-type="float">
            <text:p>1693537189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90035" calcext:value-type="float">
            <text:p>1693537190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90136" calcext:value-type="float">
            <text:p>1693537190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3" calcext:value-type="float">
            <text:p>1,83</text:p>
          </table:table-cell>
          <table:table-cell office:value-type="float" office:value="1693537190235" calcext:value-type="float">
            <text:p>1693537190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90335" calcext:value-type="float">
            <text:p>1693537190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90435" calcext:value-type="float">
            <text:p>1693537190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2" calcext:value-type="float">
            <text:p>1,82</text:p>
          </table:table-cell>
          <table:table-cell office:value-type="float" office:value="1693537190535" calcext:value-type="float">
            <text:p>1693537190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5" calcext:value-type="float">
            <text:p>1,75</text:p>
          </table:table-cell>
          <table:table-cell office:value-type="float" office:value="1693537190635" calcext:value-type="float">
            <text:p>1693537190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90735" calcext:value-type="float">
            <text:p>1693537190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37190835" calcext:value-type="float">
            <text:p>1693537190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90935" calcext:value-type="float">
            <text:p>1693537190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91035" calcext:value-type="float">
            <text:p>1693537191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" calcext:value-type="float">
            <text:p>1,8</text:p>
          </table:table-cell>
          <table:table-cell office:value-type="float" office:value="1693537191135" calcext:value-type="float">
            <text:p>1693537191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91235" calcext:value-type="float">
            <text:p>16935371912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1" calcext:value-type="float">
            <text:p>1,81</text:p>
          </table:table-cell>
          <table:table-cell office:value-type="float" office:value="1693537191335" calcext:value-type="float">
            <text:p>16935371913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91435" calcext:value-type="float">
            <text:p>16935371914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3" calcext:value-type="float">
            <text:p>1,73</text:p>
          </table:table-cell>
          <table:table-cell office:value-type="float" office:value="1693537191535" calcext:value-type="float">
            <text:p>16935371915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6" calcext:value-type="float">
            <text:p>1,86</text:p>
          </table:table-cell>
          <table:table-cell office:value-type="float" office:value="1693537191635" calcext:value-type="float">
            <text:p>16935371916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4" calcext:value-type="float">
            <text:p>1,74</text:p>
          </table:table-cell>
          <table:table-cell office:value-type="float" office:value="1693537191735" calcext:value-type="float">
            <text:p>16935371917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9" calcext:value-type="float">
            <text:p>1,79</text:p>
          </table:table-cell>
          <table:table-cell office:value-type="float" office:value="1693537191835" calcext:value-type="float">
            <text:p>16935371918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8" calcext:value-type="float">
            <text:p>1,78</text:p>
          </table:table-cell>
          <table:table-cell office:value-type="float" office:value="1693537191935" calcext:value-type="float">
            <text:p>16935371919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1" calcext:value-type="float">
            <text:p>1,71</text:p>
          </table:table-cell>
          <table:table-cell office:value-type="float" office:value="1693537192035" calcext:value-type="float">
            <text:p>16935371920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5" calcext:value-type="float">
            <text:p>1,85</text:p>
          </table:table-cell>
          <table:table-cell office:value-type="float" office:value="1693537192135" calcext:value-type="float">
            <text:p>169353719213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76" calcext:value-type="float">
            <text:p>1,76</text:p>
          </table:table-cell>
          <table:table-cell office:value-type="float" office:value="1693537192235" calcext:value-type="float">
            <text:p>1693537192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2:56.812337735</dc:date>
    <meta:editing-duration>PT43S</meta:editing-duration>
    <meta:editing-cycles>1</meta:editing-cycles>
    <meta:document-statistic meta:table-count="1" meta:cell-count="370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4.279cm" svg:y="4.199cm" style:legend-expansion="high" chart:style-name="ch2"/>
        <chart:plot-area chart:style-name="ch3" table:cell-range-address="exp1p2.B1:exp1p2.B1236" chart:data-source-has-labels="row" svg:x="0.32cm" svg:y="0.179cm" svg:width="13.639cm" svg:height="8.638cm">
          <chartooo:coordinate-region svg:x="1.232cm" svg:y="0.179cm" svg:width="12.727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p2.B2:exp1p2.B1236" chart:label-cell-address="exp1p2.B1:exp1p2.B1" chart:class="chart:line">
            <chart:data-point chart:repeated="12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1p2.B1:exp1p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">
                <text:p>1.84</text:p>
                <draw:g>
                  <svg:desc>exp1p2.B2:exp1p2.B1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76">
                <text:p>1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